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2.674cm"/>
    </style:style>
    <style:style style:name="co3" style:family="table-column">
      <style:table-column-properties fo:break-before="auto" style:column-width="25.963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10.181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5" table:style-name="ce1"/>
          <table:table-cell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0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quanto usuário, desejo visualizar as informações dos laboratórios.</text:p>
          </table:table-cell>
          <table:table-cell table:style-name="ce2" office:value-type="string" calcext:value-type="string">
            <text:p>16h</text:p>
          </table:table-cell>
          <table:table-cell table:style-name="ce2" office:value-type="string" calcext:value-type="string">
            <text:p>Visualização da página home, em html com css</text:p>
          </table:table-cell>
          <table:table-cell table:style-name="ce8" office:value-type="string" calcext:value-type="string">
            <text:p>Página Hom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7" office:value-type="string" calcext:value-type="string">
            <text:p>Enquanto usuário, desejo poder reportar problemas nas máquinas dos laboratório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US0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quanto usuário técnico, desejo poder visualizar os problemas reportados sobre as máquina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Enquanto usuário técnico, desejo poder atualizar o status das Ordens de Serviço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Default" office:value-type="string" calcext:value-type="string">
            <text:p>Enquanto cliente, desejo que página home me possibilite selecionar o máquina sobre a qual um problema será reportado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Enquanto cliente, desejo um sistema de login para alterar as permissões dos usuário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quanto cliente, desejo poder visualizar toda a documentação do produto no GitHub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quanto cliente, desejo poder visualizar o protótipo de maneira interativa, antes da entrega final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quanto cliente, quero uma página home com recursos visuais e informações que auxiliem reportar problemas sobre as máquinas.</text:p>
          </table:table-cell>
          <table:table-cell table:style-name="ce2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US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quanto cliente, desejo uma página de consulta onde os técnicos possam acessar as ordens de serviço e atualizá-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0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nquanto cliente, desejo que a plataforma atualize a página de consulta automaticamente, ao receber uma ordem de serviço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0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nquanto cliente, solicito que as ordens de serviço e informações de usuários fiquem salvas em um banco de dados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09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0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Enquanto usuário, desejo poder visualizar as especificações técnicas das máquinas do laboratório selecionado.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1</text:p>
          </table:table-cell>
          <table:table-cell table:style-name="ce2" office:value-type="float" office:value="3" calcext:value-type="float">
            <text:p>3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2</text:p>
          </table:table-cell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3</text:p>
          </table:table-cell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4</text:p>
          </table:table-cell>
          <table:table-cell table:style-name="ce2" office:value-type="float" office:value="4" calcext:value-type="float">
            <text:p>4</text:p>
          </table:table-cell>
          <table:table-cell table:style-name="ce15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US15</text:p>
          </table:table-cell>
          <table:table-cell table:style-name="ce3"/>
          <table:table-cell table:style-name="ce15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3">
          <table:table-cell table:style-name="ce3" table:number-columns-repeated="5"/>
          <table:table-cell table:style-name="ce4"/>
          <table:table-cell table:number-columns-repeated="1018"/>
        </table:table-row>
        <table:table-row table:style-name="ro1" table:number-rows-repeated="26">
          <table:table-cell table:style-name="ce4" table:number-columns-repeated="6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1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month/>
      <number:text>/</number:text>
      <number:day/>
      <number:text>/</number:text>
      <number:year number:style="long"/>
    </number:date-style>
    <number:time-style style:name="N110">
      <number:minutes number:style="long"/>
      <number:text>:</number:text>
      <number:seconds number:style="long"/>
    </number:time-style>
    <number:date-style style:name="N138">
      <number:day/>
      <number:text>-</number:text>
      <number:month number:textual="true"/>
      <number:text>-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month number:textual="true"/>
      <number:text>-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4:04:33</meta:creation-date>
    <meta:initial-creator>JeanCarlos</meta:initial-creator>
    <dc:language>en-US</dc:language>
    <dc:date>2022-09-14T10:50:10.794706654</dc:date>
    <meta:editing-cycles>4</meta:editing-cycles>
    <meta:editing-duration>PT1H59M1S</meta:editing-duration>
    <meta:generator>LibreOffice/7.3.5.2$Linux_X86_64 LibreOffice_project/30$Build-2</meta:generator>
    <meta:document-statistic meta:table-count="1" meta:cell-count="52" meta:object-count="0"/>
    <meta:user-defined meta:name="AppVersion">15.0000</meta:user-defined>
    <meta:user-defined meta:name="ContentTypeId">0x01010010F6A968B1555B4781217CE1D54B4BC4</meta:user-defined>
  </office:meta>
</office:document-meta>
</file>